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11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1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6" calcext:value-type="float">
            <text:p>6.6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11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2*[.B13]"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formula="of:=[.B38]*[.B37]" office:value-type="float" office:value="60" calcext:value-type="float">
            <text:p>6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formula="of:=[.B39]*[.B37]" office:value-type="float" office:value="720" calcext:value-type="float">
            <text:p>720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9]*1000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2]*[.B39]/1000"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3]/[.B32]*([.B37]/[.B43])*1000" office:value-type="float" office:value="8.056640625" calcext:value-type="float">
            <text:p>8.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3T19:30:59.405664640</dc:date>
    <meta:editing-duration>PT29S</meta:editing-duration>
    <meta:editing-cycles>4</meta:editing-cycles>
    <meta:document-statistic meta:table-count="1" meta:cell-count="115" meta:object-count="0"/>
  </office:meta>
</office:document-meta>
</file>